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EA910C685808D8B6FD.png" manifest:media-type="image/png"/>
  <manifest:file-entry manifest:full-path="Pictures/10000201000001FC000001D93AFF722504BF5969.png" manifest:media-type="image/png"/>
  <manifest:file-entry manifest:full-path="Pictures/1000020100000284000001EABFB218CB8926C5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6.7083in" svg:height="5.1043in" draw:z-index="0"><draw:image xlink:href="Pictures/1000020100000284000001EABFB218CB8926C53C.png" xlink:type="simple" xlink:show="embed" xlink:actuate="onLoad" loext:mime-type="image/png"/></draw:frame><draw:frame draw:style-name="fr1" draw:name="Image2" text:anchor-type="char" svg:x="-0.4543in" svg:y="5.802in" svg:width="4.0063in" svg:height="3.7307in" draw:z-index="1"><draw:image xlink:href="Pictures/10000201000001FC000001D93AFF722504BF5969.png" xlink:type="simple" xlink:show="embed" xlink:actuate="onLoad" loext:mime-type="image/png"/></draw:frame><draw:frame draw:style-name="fr1" draw:name="Image3" text:anchor-type="char" svg:x="3.5516in" svg:y="5.5984in" svg:width="3.6409in" svg:height="3.8701in" draw:z-index="2"><draw:image xlink:href="Pictures/10000201000001CD000001EA910C685808D8B6F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2T20:50:37.002215324</meta:creation-date>
    <dc:date>2024-05-27T14:04:37.468452430</dc:date>
    <meta:editing-duration>PT5H36M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